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justify" style:justify-single-word="false"/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 style:list-style-name="L1">
      <style:paragraph-properties fo:line-height="150%" fo:text-align="justify" style:justify-single-word="false"/>
    </style:style>
    <style:style style:name="P10" style:family="paragraph" style:parent-style-name="Standard" style:list-style-name="L2">
      <style:paragraph-properties fo:line-height="150%" fo:text-align="justify" style:justify-single-word="false"/>
    </style:style>
    <style:style style:name="P11" style:family="paragraph" style:parent-style-name="Standard" style:list-style-name="L5">
      <style:paragraph-properties fo:line-height="150%" fo:text-align="justify" style:justify-single-word="false"/>
    </style:style>
    <style:style style:name="P12" style:family="paragraph" style:parent-style-name="Standard" style:list-style-name="L6">
      <style:paragraph-properties fo:line-height="150%" fo:text-align="justify" style:justify-single-word="false"/>
    </style:style>
    <style:style style:name="P13" style:family="paragraph" style:parent-style-name="Standard" style:list-style-name="L7">
      <style:paragraph-properties fo:line-height="150%" fo:text-align="justify" style:justify-single-word="false"/>
    </style:style>
    <style:style style:name="P14" style:family="paragraph" style:parent-style-name="Standard" style:list-style-name="L8">
      <style:paragraph-properties fo:line-height="150%" fo:text-align="justify" style:justify-single-word="false"/>
    </style:style>
    <style:style style:name="P15" style:family="paragraph" style:parent-style-name="Standard" style:list-style-name="L9">
      <style:paragraph-properties fo:line-height="150%" fo:text-align="justify" style:justify-single-word="false"/>
    </style:style>
    <style:style style:name="P16" style:family="paragraph" style:parent-style-name="Standard" style:list-style-name="L10">
      <style:paragraph-properties fo:line-height="150%" fo:text-align="justify" style:justify-single-word="false"/>
    </style:style>
    <style:style style:name="P17" style:family="paragraph" style:parent-style-name="Standard" style:list-style-name="L11">
      <style:paragraph-properties fo:line-height="150%" fo:text-align="justify" style:justify-single-word="false"/>
    </style:style>
    <style:style style:name="P18" style:family="paragraph" style:parent-style-name="Standard" style:list-style-name="L12">
      <style:paragraph-properties fo:line-height="150%" fo:text-align="justify" style:justify-single-word="false"/>
    </style:style>
    <style:style style:name="P19" style:family="paragraph" style:parent-style-name="Standard" style:list-style-name="L13">
      <style:paragraph-properties fo:line-height="150%" fo:text-align="justify" style:justify-single-word="false"/>
    </style:style>
    <style:style style:name="P20" style:family="paragraph" style:parent-style-name="Standard" style:list-style-name="L14">
      <style:paragraph-properties fo:line-height="150%" fo:text-align="justify" style:justify-single-word="false"/>
    </style:style>
    <style:style style:name="P21" style:family="paragraph" style:parent-style-name="Standard" style:list-style-name="L15">
      <style:paragraph-properties fo:line-height="150%" fo:text-align="justify" style:justify-single-word="false"/>
    </style:style>
    <style:style style:name="P22" style:family="paragraph" style:parent-style-name="Standard" style:list-style-name="L17">
      <style:paragraph-properties fo:line-height="150%" fo:text-align="justify" style:justify-single-word="false"/>
    </style:style>
    <style:style style:name="P23" style:family="paragraph" style:parent-style-name="Standard" style:list-style-name="L19">
      <style:paragraph-properties fo:line-height="150%" fo:text-align="justify" style:justify-single-word="false"/>
    </style:style>
    <style:style style:name="P24" style:family="paragraph" style:parent-style-name="Standard" style:list-style-name="L20">
      <style:paragraph-properties fo:line-height="150%" fo:text-align="justify" style:justify-single-word="false"/>
    </style:style>
    <style:style style:name="P25" style:family="paragraph" style:parent-style-name="Standard" style:list-style-name="L21">
      <style:paragraph-properties fo:line-height="150%" fo:text-align="justify" style:justify-single-word="false"/>
    </style:style>
    <style:style style:name="P26" style:family="paragraph" style:parent-style-name="Standard" style:list-style-name="L22">
      <style:paragraph-properties fo:line-height="150%" fo:text-align="justify" style:justify-single-word="false"/>
    </style:style>
    <style:style style:name="P27" style:family="paragraph" style:parent-style-name="Standard" style:list-style-name="L23">
      <style:paragraph-properties fo:line-height="150%" fo:text-align="justify" style:justify-single-word="false"/>
    </style:style>
    <style:style style:name="P28" style:family="paragraph" style:parent-style-name="Standard" style:list-style-name="L24">
      <style:paragraph-properties fo:line-height="150%" fo:text-align="justify" style:justify-single-word="false"/>
    </style:style>
    <style:style style:name="P29" style:family="paragraph" style:parent-style-name="Standard" style:list-style-name="L25">
      <style:paragraph-properties fo:line-height="150%" fo:text-align="justify" style:justify-single-word="false"/>
    </style:style>
    <style:style style:name="P30" style:family="paragraph" style:parent-style-name="Standard" style:list-style-name="L33">
      <style:paragraph-properties fo:line-height="150%" fo:text-align="justify" style:justify-single-word="false"/>
    </style:style>
    <style:style style:name="P31" style:family="paragraph" style:parent-style-name="Standard" style:list-style-name="L34">
      <style:paragraph-properties fo:line-height="150%" fo:text-align="justify" style:justify-single-word="false"/>
    </style:style>
    <style:style style:name="P32" style:family="paragraph" style:parent-style-name="Standard" style:list-style-name="L35">
      <style:paragraph-properties fo:line-height="150%" fo:text-align="justify" style:justify-single-word="false"/>
    </style:style>
    <style:style style:name="P33" style:family="paragraph" style:parent-style-name="Standard" style:list-style-name="L36">
      <style:paragraph-properties fo:line-height="150%" fo:text-align="justify" style:justify-single-word="false"/>
    </style:style>
    <style:style style:name="P34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style="italic" style:font-style-asian="italic" style:font-style-complex="italic"/>
    </style:style>
    <style:style style:name="P36" style:family="paragraph" style:parent-style-name="Standard" style:list-style-name="L3">
      <style:paragraph-properties fo:margin-left="2.501cm" fo:margin-right="0cm" fo:line-height="150%" fo:text-align="justify" style:justify-single-word="false" fo:text-indent="-0.635cm" style:auto-text-indent="false"/>
    </style:style>
    <style:style style:name="P37" style:family="paragraph" style:parent-style-name="Standard" style:list-style-name="L4">
      <style:paragraph-properties fo:margin-left="2.501cm" fo:margin-right="0cm" fo:line-height="150%" fo:text-align="justify" style:justify-single-word="false" fo:text-indent="-0.635cm" style:auto-text-indent="false"/>
    </style:style>
    <style:style style:name="P3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1" draw:style-name="gr2" svg:width="4.698cm" svg:height="1.5cm" svg:x="-0.055cm" svg:y="-0.774cm"><draw:text-box><text:p>Załącznik nr 2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towarzyszenie Polska Grupa Użytkowników Pythona</text:p>
      <text:p text:style-name="P4"/>
      <text:p text:style-name="P4">Statut Stowarzyszen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rect text:anchor-type="paragraph" draw:z-index="0" draw:style-name="gr1" draw:text-style-name="P38" svg:width="18.037cm" svg:height="2.405cm" svg:x="-0.693cm" svg:y="0.559cm"><text:p/></draw:rect></text:p>
      <text:p text:style-name="P2"><text:soft-page-break/>Spis treści</text:p>
      <text:p text:style-name="P3"/>
      <text:p text:style-name="P7">Rozdział 1. Postanowienia ogólne</text:p>
      <text:p text:style-name="P7">Rozdział 2. Cele i formy działania</text:p>
      <text:p text:style-name="P7">Rozdział 3. Członkowie, ich prawa i obowiązki</text:p>
      <text:p text:style-name="P7">Rozdział 4. Władze Stowarzyszenia</text:p>
      <text:p text:style-name="P7">Rozdział 5. Majątek i fundusz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text:soft-page-break/>Rozdział 1. Postanowienia ogólne</text:p>
      <text:p text:style-name="P3"/>
      <text:p text:style-name="P3">Art. 1.</text:p>
      <text:p text:style-name="P3">Stowarzyszenie nosi nazwę Stowarzyszenie Polska Grupa Użytkowników Pythona, w języku angielskim Polish Python User Group, w dalszych postanowieniach zwane Stowarzyszeniem.</text:p>
      <text:p text:style-name="P3"/>
      <text:p text:style-name="P3">Art. 2.</text:p>
      <text:p text:style-name="P3">Stowarzyszenie prowadzi różne formy działalności na rzecz upowszechniania Pythona (języka programowania, rozwijanego przez Fundację Python Software Foundation) oraz budowy i integracji jego społeczności.</text:p>
      <text:p text:style-name="P3"/>
      <text:p text:style-name="P3">Art. 3.</text:p>
      <text:p text:style-name="P3">Stowarzyszenie jest zawiązane na czas nieograniczony. Posiada osobowość prawną. Działa na podstawie przepisów ustawy z dnia 7 kwietnia 1989 r. Prawo o Stowarzyszeniach (Dz. U. z 2001 r, Nr 79, poz. 855 z późn. zm.) oraz niniejszego Statutu.</text:p>
      <text:p text:style-name="P3"/>
      <text:p text:style-name="P3">Art. 4.</text:p>
      <text:p text:style-name="P3">Stowarzyszenie działa na terenie Rzeczypospolitej Polskiej i poza jej granicami, zgodnie<text:line-break/>z przepisami prawa miejscowego.</text:p>
      <text:p text:style-name="P3"/>
      <text:p text:style-name="P3">Art. 5.</text:p>
      <text:p text:style-name="P3">Siedzibą Stowarzyszenia jest miasto stołeczne Warszawa.</text:p>
      <text:p text:style-name="P3"/>
      <text:p text:style-name="P3">Art. 6.</text:p>
      <text:p text:style-name="P3">Stowarzyszenie może być członkiem innych krajowych i międzynarodowych organizacji<text:line-break/>o podobnych celach.</text:p>
      <text:p text:style-name="P3"/>
      <text:p text:style-name="P3">Art. 7.</text:p>
      <text:p text:style-name="P3">Członkami Stowarzyszenia mogą być cudzoziemcy, włącznie z osobami nie mającymi miejsca zamieszkania na terytorium Rzeczypospolitej Polskiej.</text:p>
      <text:p text:style-name="P3"/>
      <text:p text:style-name="P3"/>
      <text:p text:style-name="P3"/>
      <text:p text:style-name="P3"/>
      <text:p text:style-name="P2"><text:soft-page-break/>Rozdział 2. Cele i formy działania</text:p>
      <text:p text:style-name="P3"/>
      <text:p text:style-name="P3">Art. 8.</text:p>
      <text:p text:style-name="P3">Celami Stowarzyszenia są:</text:p>
      <text:list xml:id="list8370873431" text:style-name="L1">
        <text:list-item>
          <text:p text:style-name="P9">Budowa i integracja polskiej społeczności Pythona,</text:p>
        </text:list-item>
        <text:list-item>
          <text:p text:style-name="P9">Popularyzacja Pythona, jak również związanego z nim oprogramowania,</text:p>
        </text:list-item>
        <text:list-item>
          <text:p text:style-name="P9">Reprezentowanie członków Stowarzyszenia, ich opinii i potrzeb,</text:p>
        </text:list-item>
        <text:list-item>
          <text:p text:style-name="P9">Wspieranie lokalnych grup użytkowników Pythona oraz innych społeczności wykorzystujących ten język programowania,</text:p>
        </text:list-item>
        <text:list-item>
          <text:p text:style-name="P9">Wspieranie projektów związanych z Pythonem,</text:p>
        </text:list-item>
        <text:list-item>
          <text:p text:style-name="P9">Wspieranie rozwoju rynku pracy dla programistów Pythona,</text:p>
        </text:list-item>
        <text:list-item>
          <text:p text:style-name="P9">Działalność na rzecz szkolnictwa i edukacji.</text:p>
        </text:list-item>
      </text:list>
      <text:p text:style-name="P3"/>
      <text:p text:style-name="P3">Art. 9.</text:p>
      <text:p text:style-name="P3">Sposoby realizacji celów:</text:p>
      <text:list xml:id="list697788710" text:style-name="L2">
        <text:list-item>
          <text:p text:style-name="P10">Organizowanie konferencji PyCon PL, promującej Pythona na terenie Rzeczypospolitej Polskiej,</text:p>
        </text:list-item>
        <text:list-item>
          <text:p text:style-name="P10">Organizowanie innych konferencji, warsztatów, konkursów oraz akcji służących realizacji celów statutowych Stowarzyszenia,</text:p>
        </text:list-item>
        <text:list-item>
          <text:p text:style-name="P10">Finansowe i medialne wspieranie lokalnych grup użytkowników, kół naukowych i innych <text:s/>tego typu środowisk wykorzystujących Pythona,</text:p>
        </text:list-item>
        <text:list-item>
          <text:p text:style-name="P10">Współpraca z Fundacją Python Software Foundation, zarejestrowaną w Stanach Zjednoczonych, w zakresie realizacji celów statutowych Stowarzyszenia,</text:p>
        </text:list-item>
        <text:list-item>
          <text:p text:style-name="P10">Tworzenie wolnego oprogramowania wspierającego działanie Stowarzyszenia,</text:p>
        </text:list-item>
        <text:list-item>
          <text:p text:style-name="P10">Utrzymywanie infrastruktury stymulującej rozwój Stowarzyszenia,</text:p>
        </text:list-item>
        <text:list-item>
          <text:p text:style-name="P10">Prowadzenie portalu informacyjnego m.in. w zakresie:</text:p>
        </text:list-item>
      </text:list>
      <text:list xml:id="list1121629205" text:style-name="L3">
        <text:list-item>
          <text:p text:style-name="P36">działalności społeczności Pythona,</text:p>
        </text:list-item>
        <text:list-item>
          <text:p text:style-name="P36">aktualizacji Pythona, jak również związanego z nim oprogramowania,</text:p>
        </text:list-item>
        <text:list-item>
          <text:p text:style-name="P36">patronatu medialnego konferencji, warsztatów, szkoleń i innych inicjatyw,</text:p>
        </text:list-item>
        <text:list-item>
          <text:p text:style-name="P36">publikacji artykułów i poradników użytkownika, a także recenzji książek poświęconych tematyce Pythona.</text:p>
        </text:list-item>
      </text:list>
      <text:list xml:id="list1731777164" text:continue-list="list697788710" text:style-name="L2">
        <text:list-item>
          <text:p text:style-name="P10">Zarządzanie i promowanie:</text:p>
        </text:list-item>
      </text:list>
      <text:list xml:id="list1438076281" text:style-name="L4">
        <text:list-item>
          <text:p text:style-name="P37">"Forum polskich programistów Pythona",</text:p>
        </text:list-item>
        <text:list-item>
          <text:p text:style-name="P37"><text:soft-page-break/>kanałów IRC "#python.pl" i "#django.pl" mieszczących się w sieci FreeNode,</text:p>
        </text:list-item>
        <text:list-item>
          <text:p text:style-name="P37">"Planety polskich programistów Pythona".</text:p>
        </text:list-item>
        <text:list-item>
          <text:p text:style-name="P37">serwisu ogłoszeniowego z ofertami pracy dla programistów Pythona.</text:p>
        </text:list-item>
      </text:list>
      <text:list xml:id="list1478651869" text:continue-list="list1731777164" text:style-name="L2">
        <text:list-item>
          <text:p text:style-name="P10">Tworzenie projektów edukacyjnych w Pythonie dla wykorzystania w szkolnictwie,</text:p>
        </text:list-item>
        <text:list-item>
          <text:p text:style-name="P10">Organizowanie szkoleń i wykładów z programowania z wykorzystaniem Pythona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<text:soft-page-break/>Rozdział 3. Członkowie, ich prawa i obowiązki</text:p>
      <text:p text:style-name="P3"/>
      <text:p text:style-name="P3">Art. 10.</text:p>
      <text:p text:style-name="P3">Członkowie Stowarzyszenia dzielą się na:</text:p>
      <text:list xml:id="list396045328" text:style-name="L5">
        <text:list-item>
          <text:p text:style-name="P11">zwyczajnych,</text:p>
        </text:list-item>
        <text:list-item>
          <text:p text:style-name="P11">wspierających,</text:p>
        </text:list-item>
        <text:list-item>
          <text:p text:style-name="P11">honorowych.</text:p>
        </text:list-item>
      </text:list>
      <text:p text:style-name="P3"/>
      <text:p text:style-name="P3">Art. 11.</text:p>
      <text:p text:style-name="P3">Członkiem zwyczajnym Stowarzyszenia może zostać osoba fizyczna, posiadająca pełną zdolność do czynności prawnych, która:</text:p>
      <text:list xml:id="list1528546902" text:style-name="L6">
        <text:list-item>
          <text:p text:style-name="P12">przekazała Zarządowi wypełnioną deklarację członkowską w formie pisemnej albo elektronicznej,</text:p>
        </text:list-item>
        <text:list-item>
          <text:p text:style-name="P12">uzyskała zgodę Zarządu na przyjęcie w poczet członków,</text:p>
        </text:list-item>
        <text:list-item>
          <text:p text:style-name="P12">opłaciła składkę członkowską.</text:p>
        </text:list-item>
      </text:list>
      <text:p text:style-name="P3"/>
      <text:p text:style-name="P3">Art. 12.</text:p>
      <text:p text:style-name="P3">Członkiem wspierającym Stowarzyszenia może zostać osoba prawna albo osoba fizyczna posiadająca pełną zdolność do czynności prawnych, która:</text:p>
      <text:list xml:id="list436203281" text:style-name="L7">
        <text:list-item>
          <text:p text:style-name="P13">uzyskała zgodę Zarządu na przyjęcie w poczet członków,</text:p>
        </text:list-item>
        <text:list-item>
          <text:p text:style-name="P13">zadeklarowała na cele Stowarzyszenia pomoc finansową lub rzeczową.</text:p>
        </text:list-item>
      </text:list>
      <text:p text:style-name="P3"/>
      <text:p text:style-name="P3">Osoba prawna działa w Stowarzyszeniu przez swojego przedstawiciela. Reprezentowanie osoby prawnej wynika z jej umowy albo sposobu reprezentacji ujawnionego w odpowiednim rejestrze.</text:p>
      <text:p text:style-name="P3"/>
      <text:p text:style-name="P3">Art. 13.</text:p>
      <text:p text:style-name="P3">Członkiem honorowym Stowarzyszenia może zostać osoba fizyczna, posiadająca pełną zdolność do czynności prawnych, która wniosła wybitny wkład w rozwój Pythona bądź jego społeczności lub<text:line-break/>w szczególny sposób zasłużyła się Stowarzyszeniu.</text:p>
      <text:p text:style-name="P3"/>
      <text:p text:style-name="P3">Art. 14.</text:p>
      <text:p text:style-name="P3">Przyjęcie na członka zwyczajnego albo wspierającego Stowarzyszenia następuje bezpośrednio<text:line-break/>w drodze uchwały zatwierdzonej przez Zarząd.</text:p>
      <text:p text:style-name="P3"/>
      <text:p text:style-name="P3"><text:soft-page-break/>Art. 15.</text:p>
      <text:p text:style-name="P3">Status członka honorowego nadaje Walne Zebranie Członków. Otrzymanie statusu członka honorowego nie powoduje utraty członkostwa zwyczajnego albo członkostwa wspierającego jeżeli takowe posiada.</text:p>
      <text:p text:style-name="P3"/>
      <text:p text:style-name="P3">Art. 16.</text:p>
      <text:p text:style-name="P3">Członek honorowy Stowarzyszenia zwolniony jest z obowiązku uiszczania składek członkowskich.</text:p>
      <text:p text:style-name="P3"/>
      <text:p text:style-name="P3">Art. 17.</text:p>
      <text:p text:style-name="P3">Członkostwo zwyczajne Stowarzyszenia ustaje na skutek:</text:p>
      <text:list xml:id="list509496468" text:style-name="L8">
        <text:list-item>
          <text:p text:style-name="P14">śmierci członka,</text:p>
        </text:list-item>
        <text:list-item>
          <text:p text:style-name="P14">dobrowolnego wystąpienia zgłoszonego na piśmie Zarządowi,</text:p>
        </text:list-item>
        <text:list-item>
          <text:p text:style-name="P14">prawomocnego orzeczenia Sądu Koleżeńskiego o wykluczeniu,</text:p>
        </text:list-item>
        <text:list-item>
          <text:p text:style-name="P14">utraty praw publicznych,</text:p>
        </text:list-item>
        <text:list-item>
          <text:p text:style-name="P14">skreślenia uchwałą podjętą bezpośrednio przez Zarząd w przypadku półrocznych zaległości w opłacaniu składek członkowskich lub na skutek niewywiązywania się z przyjętych zobowiązań,</text:p>
        </text:list-item>
        <text:list-item>
          <text:p text:style-name="P14">pełnej utraty zdolności do czynności prawnych,</text:p>
        </text:list-item>
        <text:list-item>
          <text:p text:style-name="P14">likwidacji Stowarzyszenia.</text:p>
        </text:list-item>
      </text:list>
      <text:p text:style-name="P3"/>
      <text:p text:style-name="P3">Art. 18.</text:p>
      <text:p text:style-name="P3">Członkostwo wspierające Stowarzyszenia wygasa na skutek:</text:p>
      <text:list xml:id="list176654285" text:style-name="L9">
        <text:list-item>
          <text:p text:style-name="P15">śmierci członka lub likwidacji osoby prawnej,</text:p>
        </text:list-item>
        <text:list-item>
          <text:p text:style-name="P15">dobrowolnego wystąpienia zgłoszonego na piśmie Zarządowi,</text:p>
        </text:list-item>
        <text:list-item>
          <text:p text:style-name="P15">prawomocnego orzeczenia Sądu Koleżeńskiego o wykluczeniu,</text:p>
        </text:list-item>
        <text:list-item>
          <text:p text:style-name="P15">utraty praw publicznych,</text:p>
        </text:list-item>
        <text:list-item>
          <text:p text:style-name="P15">skreślenia uchwałą podjętą przez Zarząd w przypadku braku wywiązywania się<text:line-break/>z zadeklarowanych świadczeń,</text:p>
        </text:list-item>
        <text:list-item>
          <text:p text:style-name="P15">ogłoszenia upadłości osoby prawnej lub utraty pełnej zdolności do czynności prawnych,</text:p>
        </text:list-item>
        <text:list-item>
          <text:p text:style-name="P15">likwidacji Stowarzyszenia.</text:p>
        </text:list-item>
      </text:list>
      <text:p text:style-name="P3"/>
      <text:p text:style-name="P3">Art. 19.</text:p>
      <text:p text:style-name="P3">Statusu członka honorowego pozbawia Walne Zebranie Członków na wniosek Zarządu<text:line-break/>w przypadku sprzeniewierzenia się przez członka honorowego idei Stowarzyszenia lub rażącego <text:soft-page-break/>naruszenia postanowień Statutu.</text:p>
      <text:p text:style-name="P3"/>
      <text:p text:style-name="P3">Art. 20.</text:p>
      <text:p text:style-name="P3">Od uchwały Zarządu o odmowie przyjęcia na członka lub uchwały o skreśleniu oraz od orzeczenia Sądu Koleżeńskiego o wykluczeniu, służy zainteresowanemu prawo odwołania do Walnego Zebrania Członków w ciągu 30 dni kalendarzowych od daty powiadomienia o uchwale lub orzeczeniu.</text:p>
      <text:p text:style-name="P3"/>
      <text:p text:style-name="P3">Art. 21.</text:p>
      <text:p text:style-name="P3">Walne Zebranie Członków rozpatruje odwołanie na najbliższym posiedzeniu. Od dnia doręczenia decyzji o wykluczeniu ze Stowarzyszenia członek Stowarzyszenia jest zawieszony w prawach członkowskich.</text:p>
      <text:p text:style-name="P3"/>
      <text:p text:style-name="P3">Art. 22.</text:p>
      <text:p text:style-name="P3">Członek zwyczajny Stowarzyszenia ma obowiązek:</text:p>
      <text:list xml:id="list1554550705" text:style-name="L10">
        <text:list-item>
          <text:p text:style-name="P16">udziału w działalności Stowarzyszenia i realizacji jego celów,</text:p>
        </text:list-item>
        <text:list-item>
          <text:p text:style-name="P16">przestrzegania Statutu, regulaminów i uchwał władz Stowarzyszenia.</text:p>
        </text:list-item>
        <text:list-item>
          <text:p text:style-name="P16">regularnego opłacania składek.</text:p>
        </text:list-item>
      </text:list>
      <text:p text:style-name="P3"/>
      <text:p text:style-name="P3">Art. 23.</text:p>
      <text:p text:style-name="P3">Członek wspierający Stowarzyszenie ma obowiązek:</text:p>
      <text:list xml:id="list980689205" text:style-name="L11">
        <text:list-item>
          <text:p text:style-name="P17">wywiązywania się z zadeklarowanych świadczeń,</text:p>
        </text:list-item>
        <text:list-item>
          <text:p text:style-name="P17">przestrzegania Statutu, regulaminów i uchwał władz Stowarzyszenia.</text:p>
        </text:list-item>
      </text:list>
      <text:p text:style-name="P3"/>
      <text:p text:style-name="P3">Art. 24.</text:p>
      <text:p text:style-name="P3">Członek honorowy Stowarzyszenia ma obowiązek:</text:p>
      <text:list xml:id="list1659249483" text:style-name="L35">
        <text:list-item>
          <text:p text:style-name="P32">przestrzegania Statutu, regulaminów i uchwał władz Stowarzyszenia.</text:p>
        </text:list-item>
      </text:list>
      <text:p text:style-name="P3"/>
      <text:p text:style-name="P3">Art. 25.</text:p>
      <text:p text:style-name="P3">Członek zwyczajny Stowarzyszenia ma prawo:</text:p>
      <text:list xml:id="list1233121808" text:style-name="L12">
        <text:list-item>
          <text:p text:style-name="P18">uczestnictwa z głosem stanowiącym w Walnych Zebraniach Członków,</text:p>
        </text:list-item>
        <text:list-item>
          <text:p text:style-name="P18">wybierania i bycia wybieranym do władz Stowarzyszenia,</text:p>
        </text:list-item>
        <text:list-item>
          <text:p text:style-name="P18">uczestnictwa w kształtowaniu i realizacji programu działania Stowarzyszenia,</text:p>
        </text:list-item>
        <text:list-item>
          <text:p text:style-name="P18">korzystania z dorobku, majątku i wszelkich form działalności Stowarzyszenia,</text:p>
        </text:list-item>
        <text:list-item>
          <text:p text:style-name="P18"><text:soft-page-break/>wyrażania opinii i zgłaszania wniosków dotyczących działalności Stowarzyszenia.</text:p>
        </text:list-item>
      </text:list>
      <text:p text:style-name="P3"/>
      <text:p text:style-name="P3">Art. 26.</text:p>
      <text:p text:style-name="P3">Członek wspierający Stowarzyszenie ma prawo:</text:p>
      <text:list xml:id="list1906690134" text:style-name="L13">
        <text:list-item>
          <text:p text:style-name="P19">uczestnictwa z głosem doradczym w Walnych Zebraniach Członków,</text:p>
        </text:list-item>
        <text:list-item>
          <text:p text:style-name="P19">uczestnictwa w kształtowaniu i realizacji programu działania Stowarzyszenia,</text:p>
        </text:list-item>
        <text:list-item>
          <text:p text:style-name="P19">korzystania z pomocy Stowarzyszenia w działaniach na rzecz celów statutowych Stowarzyszenia,</text:p>
        </text:list-item>
        <text:list-item>
          <text:p text:style-name="P19">wyrażania opinii i zgłaszania wniosków dotyczących działalności Stowarzyszenia.</text:p>
        </text:list-item>
      </text:list>
      <text:p text:style-name="P3"/>
      <text:p text:style-name="P3">Art. 27.</text:p>
      <text:p text:style-name="P3">Członek honorowy Stowarzyszenia ma prawo:</text:p>
      <text:list xml:id="list481720050" text:style-name="L36">
        <text:list-item>
          <text:p text:style-name="P33">uczestnictwa z głosem doradczym w Walnych Zebraniach Członków,</text:p>
        </text:list-item>
        <text:list-item>
          <text:p text:style-name="P33">uczestnictwa w kształtowaniu i realizacji programu działania Stowarzyszenia,</text:p>
        </text:list-item>
        <text:list-item>
          <text:p text:style-name="P33">wyrażania opinii i zgłaszania wniosków dotyczących działalności Stowarzyszenia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Rozdział 4. Władze Stowarzyszenia</text:span></text:p>
      <text:p text:style-name="P3"/>
      <text:p text:style-name="P3">Art. 28.</text:p>
      <text:p text:style-name="P3">Władzami Stowarzyszenia są:</text:p>
      <text:list xml:id="list2121244495" text:style-name="L14">
        <text:list-item>
          <text:p text:style-name="P20">Walne Zebranie Członków,</text:p>
        </text:list-item>
        <text:list-item>
          <text:p text:style-name="P20">Zarząd,</text:p>
        </text:list-item>
        <text:list-item>
          <text:p text:style-name="P20">Komisja Rewizyjna,</text:p>
        </text:list-item>
        <text:list-item>
          <text:p text:style-name="P20">Sąd Koleżeński,</text:p>
        </text:list-item>
        <text:list-item>
          <text:p text:style-name="P20">Rzecznik Dyscyplinarny.</text:p>
        </text:list-item>
      </text:list>
      <text:p text:style-name="P3"/>
      <text:p text:style-name="P3">Art. 29.</text:p>
      <text:p text:style-name="P3">Kadencja Zarządu, Komisji Rewizyjnej, Sądu Koleżeńskiego i Rzecznika Dyscyplinarnego trwa dwa lata a ich wybór odbywa się w głosowaniu jawnym z nieograniczonej liczby kandydatów.</text:p>
      <text:p text:style-name="P3"/>
      <text:p text:style-name="P3">Art. 30.</text:p>
      <text:p text:style-name="P3">Ukonstytuowanie się nowych władz nastąpić ma w ciągu 7 dni kalendarzowych od daty wyboru,<text:line-break/>a przejęcie spraw w ciągu 30 dni kalendarzowych od daty wyboru.</text:p>
      <text:p text:style-name="P3"/>
      <text:p text:style-name="P3">Do czasu ukonstytuowania się nowych władz, działają władze ówczesnej kadencji.</text:p>
      <text:p text:style-name="P3"/>
      <text:p text:style-name="P3">Art. 31.</text:p>
      <text:p text:style-name="P3">W przypadku ustąpienia lub odwołania członka władz Stowarzyszenia przed upływem kadencji, skład osobowy tych władz jest uzupełniany spośród niewybranych kandydatów w kolejności uzyskanych głosów. Liczba członków dokooptowanych nie może przekroczyć połowy liczby członków pochodzących z wyboru. W przypadku konieczności dalszego uzupełniania niezbędne jest przeprowadzenie Walnego Zebrania Członków.</text:p>
      <text:p text:style-name="P3"/>
      <text:p text:style-name="P3">Art. 32.</text:p>
      <text:p text:style-name="P3">W przypadku ustąpienia Prezesa przed upływem kadencji, Zarząd powierza obowiązki Prezesa Wiceprezesowi Zarządu. Najbliższe Walne Zebranie Członków dokonuje wyboru nowego Prezesa na okres do końca kadencji władz.</text:p>
      <text:p text:style-name="P3"/>
      <text:p text:style-name="P3">Art. 33.</text:p>
      <text:p text:style-name="P3">W przypadku odwołania Prezesa przed upływem kadencji, Walne Zebranie Członków dokonuje <text:soft-page-break/>wyboru nowego Prezesa na okres do końca kadencji władz.</text:p>
      <text:p text:style-name="P3"/>
      <text:p text:style-name="P3">Art. 34.</text:p>
      <text:p text:style-name="P3"><text:span text:style-name="T2">Uchwały Walnego Zebrania Członków Stowarzyszenia zapadają w głosowaniu jawnym zwykłą większością głosów, przy obecności co najmniej połowy członków uprawnionych do głosowania<text:line-break/>w pierwszym terminie, w drugim terminie bez względu na liczbę obecnych członków. W przypadku równej liczby głosów decyduje głos przewodniczącego obrad.</text:span></text:p>
      <text:p text:style-name="P3"/>
      <text:p text:style-name="P3">Drugi termin zostanie wyznaczony w tym samym dniu, 30 minut później niż pierwszy termin.</text:p>
      <text:p text:style-name="P3"/>
      <text:p text:style-name="P3">Art. 35.</text:p>
      <text:p text:style-name="P3">Członkami Zarządu oraz Komisji Rewizyjnej nie mogą być osoby skazane prawomocnym wyrokiem za przestępstwo umyślne ścigane z oskarżenia publicznego lub przestępstwo skarbowe.</text:p>
      <text:p text:style-name="P3"/>
      <text:p text:style-name="P3">Członkami Zarządu nie mogą być osoby, wobec których orzeczono pozbawienie prawa prowadzenia działalności gospodarczej na własny rachunek, pełnienia funkcji członka rady nadzorczej reprezentanta lub pełnomocnika w spółce handlowej, przedsiębiorstwie państwowym, spółdzielni, fundacji lub stowarzyszeniu.</text:p>
      <text:p text:style-name="P3"/>
      <text:p text:style-name="P3">Członkami Komisji Rewizyjnej nie mogą być osoby skazane prawomocnym wyrokiem za przestępstwo z winy umyślnej.</text:p>
      <text:p text:style-name="P3"/>
      <text:p text:style-name="P5">Walne Zebranie Członków</text:p>
      <text:p text:style-name="P3">Art. 36.</text:p>
      <text:p text:style-name="P3">Walne Zebranie Członków jest najwyższą władzą Stowarzyszenia. W Walnym Zebraniu Członków uczestniczą:</text:p>
      <text:list xml:id="list1709399834" text:style-name="L15">
        <text:list-item>
          <text:p text:style-name="P21">z głosem stanowiącym - członkowie zwyczajni,</text:p>
        </text:list-item>
        <text:list-item>
          <text:p text:style-name="P21">z głosem doradczym - członkowie wspierający i honorowi oraz zaproszeni goście.</text:p>
        </text:list-item>
      </text:list>
      <text:p text:style-name="P3"/>
      <text:p text:style-name="P3">Art. 37.</text:p>
      <text:p text:style-name="P3">Walne Zebranie Członków może być zwyczajne lub nadzwyczajne.</text:p>
      <text:p text:style-name="P3"/>
      <text:p text:style-name="P3">Art. 38.</text:p>
      <text:p text:style-name="P3">Walne Zebranie Członków zwyczajne jest zwoływane przez Zarząd w siedzibie Stowarzyszenia lub <text:soft-page-break/>innym dogodnym miejscu.</text:p>
      <text:p text:style-name="P3"/>
      <text:p text:style-name="P3">Walne Zebranie Członków zwyczajne jest zwoływane co roku jako zebranie sprawozdawcze,<text:line-break/>a co drugi rok jako spotkanie sprawozdawczo-wyborcze.</text:p>
      <text:p text:style-name="P3"/>
      <text:p text:style-name="P3">Termin obrad Zarząd podaje do wiadomości wszystkich członków co najmniej 30 dni kalendarzowych przed pierwszym terminem zebrania.</text:p>
      <text:p text:style-name="P3"/>
      <text:p text:style-name="P3">Art. 39.</text:p>
      <text:p text:style-name="P3">Walne Zebranie Członków nadzwyczajne może się odbyć w każdym czasie w siedzibie Stowarzyszenia lub innym dogodnym miejscu. Jest zwoływane przez Zarząd z jego inicjatywy, na wniosek Komisji Rewizyjnej lub pisemny wniosek co najmniej 1/3 ogólnej liczby członków zwyczajnych Stowarzyszenia.</text:p>
      <text:p text:style-name="P3"/>
      <text:p text:style-name="P3">Pierwszy termin Walnego Zebrania Członków nadzwyczajnego powinien być określony nie później niż 60 dni kalendarzowych od daty wpływu wniosku do Zarządu.</text:p>
      <text:p text:style-name="P3"/>
      <text:p text:style-name="P3">Wniosek powinien zawierać propozycje terminów oraz porządku obrad.</text:p>
      <text:p text:style-name="P3"/>
      <text:p text:style-name="P3">Art. 40.</text:p>
      <text:p text:style-name="P3">Walne Zebranie Członków nadzwyczajne obraduje nad sprawami, dla których zostało zwołane, według uchwalonego przez siebie regulaminu obrad.</text:p>
      <text:p text:style-name="P3"/>
      <text:p text:style-name="P3">Art. 41.</text:p>
      <text:p text:style-name="P3">Do kompetencji Walnego Zebrania Członków należy:</text:p>
      <text:list xml:id="list1803741982" text:style-name="L17">
        <text:list-item>
          <text:p text:style-name="P22">określenie głównych kierunków działania i rozwoju Stowarzyszenia na okres kadencji,</text:p>
        </text:list-item>
        <text:list-item>
          <text:p text:style-name="P22">podejmowanie uchwał o zmianie Statutu albo rozwiązaniu Stowarzyszenia i przeznaczeniu jego majątku,</text:p>
        </text:list-item>
        <text:list-item>
          <text:p text:style-name="P22">wybór i odwoływanie wszystkich władz oraz członków Stowarzyszenia,</text:p>
        </text:list-item>
        <text:list-item>
          <text:p text:style-name="P22">rozpatrywanie sprawozdań wszystkich władz Stowarzyszenia,</text:p>
        </text:list-item>
        <text:list-item>
          <text:p text:style-name="P22">udzielanie Zarządowi absolutorium na wniosek Komisji Rewizyjnej,</text:p>
        </text:list-item>
        <text:list-item>
          <text:p text:style-name="P22">uchwalenie rocznego budżetu Stowarzyszenia,</text:p>
        </text:list-item>
        <text:list-item>
          <text:p text:style-name="P22">nadawanie i pozbawianie statusu członka honorowego Stowarzyszenia,</text:p>
        </text:list-item>
        <text:list-item>
          <text:p text:style-name="P22">rozpatrywanie wniosków i postulatów zgłoszonych przez członków Stowarzyszenia lub jego <text:soft-page-break/>władze,</text:p>
        </text:list-item>
        <text:list-item>
          <text:p text:style-name="P22">podejmowanie uchwał w sprawach niezastrzeżonych do kompetencji innych władz Stowarzyszenia.</text:p>
        </text:list-item>
      </text:list>
      <text:p text:style-name="P3"/>
      <text:p text:style-name="P3">Art. 42.</text:p>
      <text:p text:style-name="P3">W sprawach zmian Statutu, odwołania przed upływem kadencji Prezesa lub członków władz Stowarzyszenia oraz pozbawienia statusu członka honorowego Walne Zebranie Członków podejmuje decyzje zgodnie z artykułem 32, ale wymaganą większością 2/3 głosów.</text:p>
      <text:p text:style-name="P3"/>
      <text:p text:style-name="P3">Art. 43.</text:p>
      <text:p text:style-name="P3">W sprawie rozwiązania Stowarzyszenia Walne Zebranie Członków podejmuje decyzje zgodnie<text:line-break/>z artykułem 32, ale wymaganą większością 3/4 głosów.</text:p>
      <text:p text:style-name="P3"/>
      <text:p text:style-name="P5">Zarząd</text:p>
      <text:p text:style-name="P3">Art. 44.</text:p>
      <text:p text:style-name="P3">W skład Zarządu wchodzi od 4 do 6 osób, w tym:</text:p>
      <text:list xml:id="list571892936" text:style-name="L19">
        <text:list-item>
          <text:p text:style-name="P23">Prezes,</text:p>
        </text:list-item>
        <text:list-item>
          <text:p text:style-name="P23">Wiceprezes,</text:p>
        </text:list-item>
        <text:list-item>
          <text:p text:style-name="P23">Sekretarz,</text:p>
        </text:list-item>
        <text:list-item>
          <text:p text:style-name="P23">Skarbnik.</text:p>
        </text:list-item>
      </text:list>
      <text:p text:style-name="P3"/>
      <text:p text:style-name="P3">Art. 45.</text:p>
      <text:p text:style-name="P3">Zarząd jest powoływany do kierowania całą działalnością Stowarzyszenia zgodnie<text:line-break/>z uchwałami Walnego Zebrania Członków, a także reprezentuje Stowarzyszenie wobec organów administracyjnych i sądów.</text:p>
      <text:p text:style-name="P3"/>
      <text:p text:style-name="P3">Art. 46.</text:p>
      <text:p text:style-name="P3">Posiedzenia Zarządu odbywają się w miarę potrzeb, nie rzadziej jednak niż raz na<text:line-break/>6 miesięcy. Posiedzenie Zarządu zwołuje Prezes lub dwóch członków Zarządu działających łącznie.</text:p>
      <text:p text:style-name="P3"/>
      <text:p text:style-name="P3">Art. 47.</text:p>
      <text:p text:style-name="P3">Zarząd podejmuje uchwały zwykłą większością głosów tylko w obecności większości swojego składu. W sytuacji równego rozłożenia głosów decyduje głos Prezesa, a pod jego nieobecność głos Wiceprezesa.</text:p>
      <text:p text:style-name="P3"><text:soft-page-break/>Art. 48.</text:p>
      <text:p text:style-name="P3">Do kompetencji Zarządu należy:</text:p>
      <text:list xml:id="list387251425" text:style-name="L20">
        <text:list-item>
          <text:p text:style-name="P24">kierowanie działalnością Stowarzyszenia pomiędzy Walnymi Zebraniami Członków,</text:p>
        </text:list-item>
        <text:list-item>
          <text:p text:style-name="P24">zwoływanie Walnego Zebrania Członków,</text:p>
        </text:list-item>
        <text:list-item>
          <text:p text:style-name="P24">realizacja uchwał Walnego Zebrania Członków,</text:p>
        </text:list-item>
        <text:list-item>
          <text:p text:style-name="P24">przygotowanie planów pracy i budżetu,</text:p>
        </text:list-item>
        <text:list-item>
          <text:p text:style-name="P24">składanie sprawozdań ze swojej działalności na Walnych Zgromadzeniach Członków,</text:p>
        </text:list-item>
        <text:list-item>
          <text:p text:style-name="P24">sprawowanie zarządu nad majątkiem Stowarzyszenia,</text:p>
        </text:list-item>
        <text:list-item>
          <text:p text:style-name="P24">powoływanie i rozwiązywanie komisji i zespołów w celu wykonania zadań statutowych, sprawowanie nad nimi nadzoru i uchwalanie regulaminów ich działalności,</text:p>
        </text:list-item>
        <text:list-item>
          <text:p text:style-name="P24">podejmowanie uchwał o przyjęciu bądź skreśleniu członków zwyczajnych i członków wspierających Stowarzyszenia z listy członków,</text:p>
        </text:list-item>
        <text:list-item>
          <text:p text:style-name="P24">reprezentowanie Stowarzyszenia wobec organów administracji i sądów,</text:p>
        </text:list-item>
        <text:list-item>
          <text:p text:style-name="P24">podejmowanie innych decyzji przewidzianych w Statucie.</text:p>
        </text:list-item>
      </text:list>
      <text:p text:style-name="P3"/>
      <text:p text:style-name="P5">Komisja Rewizyjna</text:p>
      <text:p text:style-name="P3">Art. 49.</text:p>
      <text:p text:style-name="P3">Komisja Rewizyjna jest organem kontroli wewnętrznej Stowarzyszenia i w jej skład wchodzi od<text:line-break/>3 do 5 członków, którzy na pierwszym posiedzeniu wybierają ze swojego grona:</text:p>
      <text:list xml:id="list837087443" text:style-name="L21">
        <text:list-item>
          <text:p text:style-name="P25">Przewodniczącego,</text:p>
        </text:list-item>
        <text:list-item>
          <text:p text:style-name="P25">Wiceprzewodniczącego,</text:p>
        </text:list-item>
        <text:list-item>
          <text:p text:style-name="P25">Sekretarza.</text:p>
        </text:list-item>
      </text:list>
      <text:p text:style-name="P3"/>
      <text:p text:style-name="P3">Art. 50.</text:p>
      <text:p text:style-name="P3">Członkowie Komisji Rewizyjnej nie mogą pełnić funkcji w innych władzach Stowarzyszenia, ani pozostawać z ich członkami w związku małżeńskim, we wspólnym pożyciu, w stosunku pokrewieństwa, powinowactwa lub podległości służbowej.</text:p>
      <text:p text:style-name="P3"/>
      <text:p text:style-name="P3">Art. 51.</text:p>
      <text:p text:style-name="P3">Do zakresu działań Komisji Rewizyjnej należy:</text:p>
      <text:list xml:id="list697788810" text:style-name="L22">
        <text:list-item>
          <text:p text:style-name="P26">kontrolowanie całokształtu działalności Stowarzyszenia,</text:p>
        </text:list-item>
        <text:list-item>
          <text:p text:style-name="P26">występowanie do Zarządu z wnioskami wynikającymi z przeprowadzonych kontroli,</text:p>
        </text:list-item>
        <text:list-item>
          <text:p text:style-name="P26">występowanie do Zarządu z wnioskami o zwołanie Walnego Zebrania Członków,</text:p>
        </text:list-item>
        <text:list-item>
          <text:p text:style-name="P26">składanie na sprawozdawczo-wyborczym Walnym Zebraniu Członków wniosków<text:line-break/><text:soft-page-break/>o udzielenie lub nieudzielenie absolutorium Zarządowi,</text:p>
        </text:list-item>
        <text:list-item>
          <text:p text:style-name="P26">składanie sprawozdań ze swojej działalności na sprawozdawczo-wyborczym Walnym Zebraniu Członków.</text:p>
        </text:list-item>
      </text:list>
      <text:p text:style-name="P3"/>
      <text:p text:style-name="P3">Art. 52.</text:p>
      <text:p text:style-name="P3">Komisja Rewizyjna ma prawo żądania od członków i przedstawicieli władz Stowarzyszenia wszystkich szczebli składania pisemnych bądź ustnych wyjaśnień dotyczących kontrolowanych spraw.</text:p>
      <text:p text:style-name="P3"/>
      <text:p text:style-name="P3">Art. 53.</text:p>
      <text:p text:style-name="P3">Tryb i forma działania Komisji Rewizyjnej określa regulamin przez nią uchwalony.</text:p>
      <text:p text:style-name="P3"/>
      <text:p text:style-name="P3">Art. 54.</text:p>
      <text:p text:style-name="P3">Członkowie Komisji Rewizyjnej mogą brać udział w posiedzeniach Zarządu z głosem doradczym.</text:p>
      <text:p text:style-name="P3"/>
      <text:p text:style-name="P6">Sąd Koleżeński</text:p>
      <text:p text:style-name="P3">Art. 55.</text:p>
      <text:p text:style-name="P3">W skład Sądu Koleżeńskiego wchodzi od 3 do 7 członków, którzy na pierwszym posiedzeniu wybierają ze swojego grona:</text:p>
      <text:list xml:id="list1121629305" text:style-name="L23">
        <text:list-item>
          <text:p text:style-name="P27">Przewodniczącego,</text:p>
        </text:list-item>
        <text:list-item>
          <text:p text:style-name="P27">Wiceprzewodniczącego,</text:p>
        </text:list-item>
        <text:list-item>
          <text:p text:style-name="P27">Sekretarza.</text:p>
        </text:list-item>
      </text:list>
      <text:p text:style-name="P3"/>
      <text:p text:style-name="P3">Art. 56.</text:p>
      <text:p text:style-name="P3">Członkowie Sądu Koleżeńskiego nie mogą pełnić funkcji w innych władzach Stowarzyszenia, ani pozostawać z ich członkami w związku małżeńskim, we wspólnym pożyciu, w stosunku pokrewieństwa, powinowactwa lub podległości służbowej.</text:p>
      <text:p text:style-name="P3"/>
      <text:p text:style-name="P3">Art. 57.</text:p>
      <text:p text:style-name="P3">Do zakresu działań Sądu Koleżeńskiego należy:</text:p>
      <text:list xml:id="list1438076381" text:style-name="L24">
        <text:list-item>
          <text:p text:style-name="P28">rozpatrywanie i rozstrzyganie spraw członków władz w zakresie niedopełnienia przez nich obowiązków lub przekroczenia uprawnień wynikających ze Statutu i uchwał władz Stowarzyszenia,</text:p>
        </text:list-item>
        <text:list-item>
          <text:p text:style-name="P28">rozpatrywanie i rozstrzyganie sporów pomiędzy członkami Stowarzyszenia oraz między <text:soft-page-break/>członkami a władzami Stowarzyszenia, powstałych na tle ich praw i obowiązków wynikających z ich przynależności i działalności w Stowarzyszeniu,</text:p>
        </text:list-item>
        <text:list-item>
          <text:p text:style-name="P28">rozpatrywanie spraw związanych z nieprzestrzeganiem Statutu i uchwał władz Stowarzyszenia lub działaniem na szkodę Stowarzyszenia,</text:p>
        </text:list-item>
        <text:list-item>
          <text:p text:style-name="P28">składanie sprawozdań ze swojej działalności Walnemu Zebraniu Członków.</text:p>
        </text:list-item>
      </text:list>
      <text:p text:style-name="P3"/>
      <text:p text:style-name="P3">Art. 58.</text:p>
      <text:p text:style-name="P3">Sąd Koleżeński rozpatruje sprawy na wniosek Rzecznika Dyscyplinarnego, władz Stowarzyszenia lub wniosek zainteresowanych stron trzecich. Tryb i formy działania Sądu Koleżeńskiego określa regulamin przez nią uchwalony.</text:p>
      <text:p text:style-name="P3"/>
      <text:p text:style-name="P3">Art. 59.</text:p>
      <text:p text:style-name="P3">Na wniosek Rzecznika Dyscyplinarnego Sąd Koleżeński może orzec wobec członka władz Stowarzyszenia o czasowym zawieszeniu go w pełnieniu funkcji do czasu ostatecznego rozstrzygnięcia sprawy, w której Rzecznik Dyscyplinarny prowadzi postępowanie.</text:p>
      <text:p text:style-name="P3"/>
      <text:p text:style-name="P3">Art. 60.</text:p>
      <text:p text:style-name="P3">Sąd Koleżeński, stwierdzając w orzeczeniu naruszenie Statutu lub uchwał władz Stowarzyszenia, może orzec karę:</text:p>
      <text:list xml:id="list396045428" text:style-name="L25">
        <text:list-item>
          <text:p text:style-name="P29">upomnienia,</text:p>
        </text:list-item>
        <text:list-item>
          <text:p text:style-name="P29">nagany,</text:p>
        </text:list-item>
        <text:list-item>
          <text:p text:style-name="P29">zawieszenia w prawach członkowskich na okres od jednego do dwóch lat,</text:p>
        </text:list-item>
        <text:list-item>
          <text:p text:style-name="P29">trwałego wykluczenia ze Stowarzyszenia.</text:p>
        </text:list-item>
      </text:list>
      <text:p text:style-name="P3"/>
      <text:p text:style-name="P3">Art. 61.</text:p>
      <text:p text:style-name="P3">Od orzeczenia Sądu Koleżeńskiego służy stronom prawo odwołania do Walnego Zebrania Członków. Odwołanie wnosi się w terminie 30 dni kalendarzowych od otrzymania orzeczenia Sądu Koleżeńskiego za pośrednictwem Zarządu. Odwołanie rozpatrywane jest na najbliższym zebraniu.</text:p>
      <text:p text:style-name="P3"/>
      <text:p text:style-name="P3">Art. 62.</text:p>
      <text:p text:style-name="P3">Przewodniczący Sądu Koleżeńskiego ma prawo uczestniczenia w posiedzeniach Zarządu i Komisji Rewizyjnej z głosem doradczym.</text:p>
      <text:p text:style-name="P3"/>
      <text:p text:style-name="P5"/>
      <text:p text:style-name="P5"><text:soft-page-break/>Rzecznik Dyscyplinarny</text:p>
      <text:p text:style-name="P3">Art. 63.</text:p>
      <text:p text:style-name="P3">Rzecznik Dyscyplinarny wybierany jest przez Walne Zebranie Członków.</text:p>
      <text:p text:style-name="P3"/>
      <text:p text:style-name="P3">Art. 64.</text:p>
      <text:p text:style-name="P3">Rzecznik Dyscyplinarny nie może pełnić funkcji w innych władzach Stowarzyszenia, ani pozostawać z ich członkami w związku małżeńskim, we wspólnym pożyciu, w stosunku pokrewieństwa, powinowactwa lub podległości służbowej.</text:p>
      <text:p text:style-name="P3"/>
      <text:p text:style-name="P3">Art. 65.</text:p>
      <text:p text:style-name="P3">Zadaniem Rzecznika Dyscyplinarnego jest wszczynanie i prowadzenie postępowania dyscyplinarnego w przypadku uzyskania informacji o naruszeniu przez członka Stowarzyszenia postanowień Statutu lub uchwał władz Stowarzyszenia oraz kierowanie spraw do Sądu Koleżeńskiego.</text:p>
      <text:p text:style-name="P3"/>
      <text:p text:style-name="P3">Art. 66.</text:p>
      <text:p text:style-name="P3">Tryb i formy działania Rzecznika Dyscyplinarnego określa regulamin.</text:p>
      <text:p text:style-name="P3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ozdział 5. Majątek i fundusze</text:p>
      <text:p text:style-name="P3"/>
      <text:p text:style-name="P3">Art. 67.</text:p>
      <text:p text:style-name="P3">Majątek Stowarzyszenia stanowią nieruchomości, ruchomości i fundusze.</text:p>
      <text:p text:style-name="P3"/>
      <text:p text:style-name="P3">Art. 68.</text:p>
      <text:p text:style-name="P3">Majątek Stowarzyszenia powstaje z:</text:p>
      <text:list xml:id="list1906690234" text:style-name="L33">
        <text:list-item>
          <text:p text:style-name="P30">składek członkowskich</text:p>
        </text:list-item>
        <text:list-item>
          <text:p text:style-name="P30">dochodów z nieruchomości i ruchomości stanowiących własność lub będących<text:line-break/>w użytkowaniu Stowarzyszenia,</text:p>
        </text:list-item>
        <text:list-item>
          <text:p text:style-name="P30">dotacji, kontraktów państwowych i subwencji,</text:p>
        </text:list-item>
        <text:list-item>
          <text:p text:style-name="P30">darowizn, zapisów i spadków,</text:p>
        </text:list-item>
        <text:list-item>
          <text:p text:style-name="P30">wpływów z działalności własnej,</text:p>
        </text:list-item>
        <text:list-item>
          <text:p text:style-name="P30">wpływów z ofiarności publicznej,</text:p>
        </text:list-item>
        <text:list-item>
          <text:p text:style-name="P30">wpływów ze zbiórek publicznych,</text:p>
        </text:list-item>
        <text:list-item>
          <text:p text:style-name="P30">wpływów z loterii, aukcji i sponsoringu.</text:p>
        </text:list-item>
      </text:list>
      <text:p text:style-name="P3"/>
      <text:p text:style-name="P3">Art. 69.</text:p>
      <text:p text:style-name="P3">Środki pieniężne, niezależnie od źródeł pochodzenia, mogą być przechowywane wyłącznie na koncie Stowarzyszenia. Wpłaty gotówkowe winny być, przy uwzględnieniu bieżących potrzeb, jak najszybciej na to konto przelane.</text:p>
      <text:p text:style-name="P3"/>
      <text:p text:style-name="P3">Art. 70.</text:p>
      <text:p text:style-name="P3">Wysokość składek członkowskich i termin ich wpłacania ustala Zarząd.</text:p>
      <text:p text:style-name="P3"/>
      <text:p text:style-name="P3">Art. 71.</text:p>
      <text:p text:style-name="P3">Zarząd może tworzyć fundusze celowe, wyodrębniając w tym celu posiadane w swojej dyspozycji środki finansowe.</text:p>
      <text:p text:style-name="P3"/>
      <text:p text:style-name="P3">Art. 72.</text:p>
      <text:p text:style-name="P3">Zarząd zobowiązany jest dołożyć wszelkich starań w celu utrzymania zapasu środków na koncie Stowarzyszenia wystarczającego na pokrycie stałych zobowiązań Stowarzyszenia przez okres co najmniej 3 miesięcy.</text:p>
      <text:p text:style-name="P3"/>
      <text:p text:style-name="P3"><text:soft-page-break/>Art. 73.</text:p>
      <text:p text:style-name="P3">W imieniu Stowarzyszenia oświadczenia woli, w tym w sprawach finansowych, podpisują dwie osoby z Zarządu, przy czym przynajmniej jedną z tych osób musi być Prezes, Wiceprezes albo Skarbnik Stowarzyszenia.</text:p>
      <text:p text:style-name="P3"/>
      <text:p text:style-name="P3">Art. 74.</text:p>
      <text:p text:style-name="P3">Zabronione jest:</text:p>
      <text:list xml:id="list2121244595" text:style-name="L34">
        <text:list-item>
          <text:p text:style-name="P31">udzielanie pożyczek lub zabezpieczenie zobowiązań majątkiem Stowarzyszenia w stosunku do jego członków, członków organów lub pracowników oraz osób, z którymi członkowie, członkowie organów oraz pracownicy Stowarzyszenia pozostają w związku małżeńskim, we wspólnym pożyciu albo w stosunku pokrewieństwa lub powinowactwa w linii prostej, pokrewieństwa lub powinowactwa w linii bocznej do drugiego stopnia albo są związani<text:line-break/>z tytułu przysposobienia, opieki lub kurateli, zwanych dalej “osobami bliskimi”.</text:p>
        </text:list-item>
        <text:list-item>
          <text:p text:style-name="P31">przekazywanie majątku Stowarzyszenia na rzecz jego członków, członków organów lub pracowników oraz ich osób bliskich, na zasadach innych niż w stosunku do osób trzecich,<text:line-break/>w szczególności, jeżeli przekazanie to następuje bezpłatnie lub na preferencyjnych warunkach,</text:p>
        </text:list-item>
        <text:list-item>
          <text:p text:style-name="P31">wykorzystanie majątku Stowarzyszenia na rzecz członków, członków organów lub pracowników oraz ich osób bliskich na zasadach innych niż w stosunku do osób trzecich, chyba że to wykorzystanie bezpośrednio wynika z celu statutowego.</text:p>
        </text:list-item>
        <text:list-item>
          <text:p text:style-name="P31">dokonywanie zakupu towarów lub usług od podmiotów, w których uczestniczą członkowie Stowarzyszenia, członkowie jego organów lub pracownicy oraz ich osób bliskich na zasadach innych niż w stosunku do osób trzecich lub po cenach wyższych niż rynkow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/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9:07:02</meta:creation-date>
    <dc:date>2013-11-22T02:02:24</dc:date>
    <meta:editing-duration>PT7H19M32S</meta:editing-duration>
    <meta:editing-cycles>66</meta:editing-cycles>
    <meta:generator>LibreOffice/3.5$Linux_X86_64 LibreOffice_project/350m1$Build-2</meta:generator>
    <meta:document-statistic meta:table-count="0" meta:image-count="0" meta:object-count="0" meta:page-count="19" meta:paragraph-count="302" meta:word-count="2805" meta:character-count="13222" meta:non-whitespace-character-count="18935"/>
  </office:meta>
</office:document-meta>
</file>